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443cm" fo:margin-left="0cm" fo:margin-top="0cm" fo:margin-bottom="0cm" table:align="left" style:writing-mode="lr-tb"/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11.75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Table1.B1" style:family="table-cell">
      <style:table-cell-properties fo:padding-left="0.191cm" fo:padding-right="0.191cm" fo:padding-top="0cm" fo:padding-bottom="0cm" fo:border-left="none" fo:border-right="0.5pt solid #00000a" fo:border-top="0.5pt solid #00000a" fo:border-bottom="0.5pt solid #00000a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a" fo:border-bottom="0.5pt solid #00000a"/>
    </style:style>
    <style:style style:name="Table1.A3" style:family="table-cell">
      <style:table-cell-properties fo:padding-left="0.191cm" fo:padding-right="0.191cm" fo:padding-top="0cm" fo:padding-bottom="0cm" fo:border-left="0.5pt solid #00000a" fo:border-right="none" fo:border-top="0.5pt solid #00000a" fo:border-bottom="none"/>
    </style:style>
    <style:style style:name="Table1.B3" style:family="table-cell">
      <style:table-cell-properties fo:padding-left="0.191cm" fo:padding-right="0.191cm" fo:padding-top="0cm" fo:padding-bottom="0cm" fo:border-left="none" fo:border-right="0.5pt solid #00000a" fo:border-top="0.5pt solid #00000a" fo:border-bottom="none"/>
    </style:style>
    <style:style style:name="Table1.A4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able1.B4" style:family="table-cell">
      <style:table-cell-properties fo:padding-left="0.191cm" fo:padding-right="0.191cm" fo:padding-top="0cm" fo:padding-bottom="0cm" fo:border-left="none" fo:border-right="0.5pt solid #00000a" fo:border-top="none" fo:border-bottom="none"/>
    </style:style>
    <style:style style:name="Table1.A7" style:family="table-cell">
      <style:table-cell-properties fo:padding-left="0.191cm" fo:padding-right="0.191cm" fo:padding-top="0cm" fo:padding-bottom="0cm" fo:border-left="0.5pt solid #00000a" fo:border-right="none" fo:border-top="none" fo:border-bottom="0.5pt solid #00000a"/>
    </style:style>
    <style:style style:name="Table1.B7" style:family="table-cell">
      <style:table-cell-properties fo:padding-left="0.191cm" fo:padding-right="0.191cm" fo:padding-top="0cm" fo:padding-bottom="0cm" fo:border-left="none" fo:border-right="0.5pt solid #00000a" fo:border-top="none" fo:border-bottom="0.5pt solid #00000a"/>
    </style:style>
    <style:style style:name="Table1.A37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1.A40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5.715cm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5.891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8pt" fo:font-weight="bold" fo:background-color="#ffffff" style:font-size-asian="18pt" style:font-weight-asian="bold" style:font-name-complex="Arial1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5.715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5.891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2pt" fo:language="en" fo:country="US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>
        <style:tab-stops>
          <style:tab-stop style:position="5.891cm"/>
        </style:tab-stops>
      </style:paragraph-properties>
      <style:text-properties style:font-name="Arial" fo:font-size="12pt" fo:language="en" fo:country="US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1" style:font-size-complex="12pt"/>
    </style:style>
    <style:style style:name="P16" style:family="paragraph" style:parent-style-name="Standard">
      <style:paragraph-properties fo:break-before="page"/>
      <style:text-properties style:font-name="Arial" fo:font-size="12pt" style:font-size-asian="12pt" style:font-name-complex="Arial1" style:font-size-complex="12pt"/>
    </style:style>
    <style:style style:name="P17" style:family="paragraph" style:parent-style-name="Standard" style:master-page-name="Standard">
      <style:paragraph-properties style:page-number="auto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8pt" fo:font-weight="bold" fo:background-color="#ffffff" style:font-size-asian="18pt" style:font-weight-asian="bold" style:font-name-complex="Arial1" style:font-size-complex="18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>
        <style:tab-stops>
          <style:tab-stop style:position="5.715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>
        <style:tab-stops>
          <style:tab-stop style:position="5.891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2" style:family="paragraph" style:parent-style-name="Standard">
      <style:paragraph-properties fo:break-before="page"/>
      <style:text-properties style:font-name="Arial" fo:font-size="12pt" style:font-size-asian="12pt" style:font-name-complex="Arial1" style:font-size-complex="12pt"/>
    </style:style>
    <style:style style:name="P23" style:family="paragraph" style:parent-style-name="List_20_Paragraph" style:list-style-name="WWNum1"/>
    <style:style style:name="P24" style:family="paragraph" style:parent-style-name="List_20_Paragraph" style:list-style-name="WWNum1">
      <style:text-properties style:font-name="Arial" fo:font-size="12pt" style:font-size-asian="12pt" style:font-name-complex="Arial1" style:font-size-complex="12pt"/>
    </style:style>
    <style:style style:name="T1" style:family="text"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  <style:style style:name="T2" style:family="text">
      <style:text-properties fo:color="#000000" style:font-name="Arial" fo:font-size="12pt" fo:font-weight="bold" officeooo:rsid="0007cc81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style:font-name="Arial" fo:font-size="12pt" fo:font-weight="bold" officeooo:rsid="0009174a" style:font-size-asian="12pt" style:font-weight-asian="bold" style:font-name-complex="Arial1" style:font-size-complex="12pt" style:font-weight-complex="bold"/>
    </style:style>
    <style:style style:name="T4" style:family="text">
      <style:text-properties fo:color="#000000" style:font-name="Arial" fo:font-size="12pt" fo:font-weight="bold" fo:background-color="#ffffff" loext:char-shading-value="0" style:font-size-asian="12pt" style:font-weight-asian="bold" style:font-name-complex="Arial1" style:font-size-complex="12pt" style:font-weight-complex="bold"/>
    </style:style>
    <style:style style:name="T5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officeooo:rsid="0009174a" style:font-size-asian="12pt" style:font-name-complex="Arial1" style:font-size-complex="12pt"/>
    </style:style>
    <style:style style:name="T8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9" style:family="text">
      <style:text-properties style:font-name="Arial" fo:font-size="12pt" fo:font-weight="bold" officeooo:rsid="0009174a" style:font-size-asian="12pt" style:font-weight-asian="bold" style:font-name-complex="Arial1" style:font-size-complex="12pt" style:font-weight-complex="bold"/>
    </style:style>
    <style:style style:name="T10" style:family="text">
      <style:text-properties style:font-name="Arial" fo:font-size="12pt" fo:language="en" fo:country="US" style:font-size-asian="12pt" style:font-name-complex="Arial1" style:font-size-complex="12pt"/>
    </style:style>
    <style:style style:name="T11" style:family="text">
      <style:text-properties style:font-name="Cambria Math" fo:font-size="12pt" style:font-size-asian="12pt" style:font-name-complex="Cambria Math1" style:font-size-complex="12pt"/>
    </style:style>
    <style:style style:name="T12" style:family="text">
      <style:text-properties fo:color="#ff0000" style:font-name="Arial" fo:font-size="12pt" style:font-size-asian="12pt" style:font-name-complex="Arial1" style:font-size-complex="12pt"/>
    </style:style>
    <style:style style:name="T13" style:family="text">
      <style:text-properties fo:color="#ff0000" style:font-name="Arial" fo:font-size="12pt" fo:language="en" fo:country="US" style:font-size-asian="12pt" style:font-name-complex="Arial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>Universidade Federal Rural de Pernambuco - UFRPE</text:p>
      <text:p text:style-name="P6">Unidade Acadêmica de Garanhuns - UAG</text:p>
      <text:p text:style-name="P6"/>
      <text:p text:style-name="P6"/>
      <text:p text:style-name="P6"/>
      <text:p text:style-name="P9"/>
      <text:p text:style-name="P6">Compiladores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1">GRAMÁTICA (</text:span><text:span text:style-name="T2">1</text:span><text:span text:style-name="T1">.</text:span><text:span text:style-name="T3">1</text:span><text:span text:style-name="T1">)</text:span></text:p>
      <text:p text:style-name="P8"/>
      <text:p text:style-name="P8"/>
      <text:p text:style-name="P3"><text:span text:style-name="T5">ALUNO: </text:span><text:span text:style-name="T4">Paulo Mateus</text:span></text:p>
      <text:p text:style-name="P2"/>
      <text:p text:style-name="P2"/>
      <text:p text:style-name="P2"/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6">&lt;programa&gt; </text:span><text:span text:style-name="T11">⇨</text:span></text:p>
          </table:table-cell>
          <table:table-cell table:style-name="Table1.B1" office:value-type="string">
            <text:p text:style-name="P3"><text:span text:style-name="T8">main(){</text:span><text:span text:style-name="T6">&lt;escopo&gt;</text:span><text:span text:style-name="T8">}</text:span><text:span text:style-name="T6"> &lt;declarar_func&gt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<text:span text:style-name="T6">&lt;escopo&gt; </text:span><text:span text:style-name="T11">⇨</text:span></text:p>
          </table:table-cell>
          <table:table-cell table:style-name="Table1.B3" office:value-type="string">
            <text:p text:style-name="P3"><text:span text:style-name="T6">&lt;declarar_var&gt; &lt;escopo&gt;</text:span><text:span text:style-name="T12">|</text:span>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3"><text:span text:style-name="T6">&lt;atrib&gt; &lt;escopo&gt;</text:span><text:span text:style-name="T12">|</text:span>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3"><text:span text:style-name="T6">&lt;printar&gt; &lt;escopo&gt;</text:span><text:span text:style-name="T12">|</text:span>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3"><text:span text:style-name="T6">&lt;chamar_func&gt; &lt;escopo&gt;</text:span><text:span text:style-name="T12">|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3"><text:span text:style-name="T6">&lt;loop_laco&gt; &lt;escopo&gt;</text:span><text:span text:style-name="T12">|</text:span><text:span text:style-name="T8">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declarar_var&gt; </text:span><text:span text:style-name="T11">⇨</text:span></text:p>
          </table:table-cell>
          <table:table-cell table:style-name="Table1.B1" office:value-type="string">
            <text:p text:style-name="P3"><text:span text:style-name="T6">&lt;tipo_var&gt; &lt;ident&gt;</text:span><text:span text:style-name="T8">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tipo_var&gt; </text:span><text:span text:style-name="T11">⇨</text:span></text:p>
          </table:table-cell>
          <table:table-cell table:style-name="Table1.B1" office:value-type="string">
            <text:p text:style-name="P3"><text:span text:style-name="T8">int</text:span><text:span text:style-name="T6"> </text:span><text:span text:style-name="T12">|</text:span><text:span text:style-name="T6"> </text:span><text:span text:style-name="T8">boolean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ident&gt; </text:span><text:span text:style-name="T11">⇨</text:span></text:p>
          </table:table-cell>
          <table:table-cell table:style-name="Table1.B1" office:value-type="string">
            <text:p text:style-name="P3"><text:span text:style-name="T6">&lt;letra&gt; &lt;ident_sec&gt; 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<text:span text:style-name="T6">&lt;ident_sec&gt; </text:span><text:span text:style-name="T11">⇨</text:span></text:p>
          </table:table-cell>
          <table:table-cell table:style-name="Table1.B3" office:value-type="string">
            <text:p text:style-name="P3"><text:span text:style-name="T6">&lt;letra&gt; &lt;ident_sec&gt; </text:span><text:span text:style-name="T12">|</text:span>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3"><text:span text:style-name="T6">&lt;letra_ma&gt; &lt;ident_sec&gt; </text:span><text:span text:style-name="T12">|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3"><text:span text:style-name="T6">&lt;digito&gt; &lt;ident_sec&gt; </text:span><text:span text:style-name="T12">|</text:span><text:span text:style-name="T6"> </text:span><text:span text:style-name="T8">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atrib&gt; </text:span><text:span text:style-name="T11">⇨</text:span></text:p>
          </table:table-cell>
          <table:table-cell table:style-name="Table1.B1" office:value-type="string">
            <text:p text:style-name="P3"><text:span text:style-name="T6">&lt;ident&gt; &lt;atrib_sec&gt; </text:span><text:span text:style-name="T12">|</text:span><text:span text:style-name="T6"> </text:span><text:span text:style-name="T8">=</text:span><text:span text:style-name="T6"> &lt;condição&gt;</text:span><text:span text:style-name="T8">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atrib_sec&gt; </text:span><text:span text:style-name="T11">⇨</text:span></text:p>
          </table:table-cell>
          <table:table-cell table:style-name="Table1.B1" office:value-type="string">
            <text:p text:style-name="P3"><text:span text:style-name="T8">=</text:span><text:span text:style-name="T6"> &lt;atrib_ter&gt;</text:span><text:span text:style-name="T8">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<text:span text:style-name="T6">&lt;atrib_ter&gt; </text:span><text:span text:style-name="T11">⇨</text:span></text:p>
          </table:table-cell>
          <table:table-cell table:style-name="Table1.B3" office:value-type="string">
            <text:p text:style-name="P3"><text:span text:style-name="T6">&lt;ident&gt; </text:span><text:span text:style-name="T12">|</text:span><text:span text:style-name="T6"> &lt;numero&gt; </text:span><text:span text:style-name="T12">|</text:span><text:span text:style-name="T6"> &lt;valor_logico&gt;</text:span><text:span text:style-name="T12">|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3"><text:span text:style-name="T6">&lt;chamar_func&gt; </text:span><text:span text:style-name="T12">|</text:span><text:span text:style-name="T6"> &lt;exp_arit&gt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exp_arit&gt; </text:span><text:span text:style-name="T11">⇨</text:span></text:p>
          </table:table-cell>
          <table:table-cell table:style-name="Table1.B1" office:value-type="string">
            <text:p text:style-name="P10">&lt;termo&gt; &lt;oper_arit_sec&gt;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termo&gt; </text:span><text:span text:style-name="T11">⇨</text:span></text:p>
          </table:table-cell>
          <table:table-cell table:style-name="Table1.B1" office:value-type="string">
            <text:p text:style-name="P3"><text:span text:style-name="T6">&lt;fator&gt; </text:span><text:span text:style-name="T12">|</text:span><text:span text:style-name="T6"> &lt;oper_arit&gt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fator&gt; </text:span><text:span text:style-name="T11">⇨</text:span></text:p>
          </table:table-cell>
          <table:table-cell table:style-name="Table1.B1" office:value-type="string">
            <text:p text:style-name="P3"><text:span text:style-name="T8">(</text:span><text:span text:style-name="T6">&lt;exp_arit&gt;</text:span><text:span text:style-name="T8">)</text:span><text:span text:style-name="T6"> </text:span><text:span text:style-name="T12">|</text:span><text:span text:style-name="T6"> &lt;numero&gt; </text:span><text:span text:style-name="T12">|</text:span><text:span text:style-name="T6"> &lt;ident&gt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<text:span text:style-name="T6">&lt;oper_arit_sec&gt; </text:span><text:span text:style-name="T11">⇨</text:span></text:p>
          </table:table-cell>
          <table:table-cell table:style-name="Table1.B3" office:value-type="string">
            <text:p text:style-name="P3"><text:span text:style-name="T8">+</text:span><text:span text:style-name="T6"> &lt;termo&gt; &lt;oper_arit_sec&gt; </text:span><text:span text:style-name="T12">|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3"><text:span text:style-name="T8">-</text:span><text:span text:style-name="T6"> &lt;termo&gt; &lt;oper_arit_sec&gt; </text:span><text:span text:style-name="T12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<text:span text:style-name="T6">&lt;oper_arit &gt; </text:span><text:span text:style-name="T11">⇨</text:span></text:p>
          </table:table-cell>
          <table:table-cell table:style-name="Table1.B3" office:value-type="string">
            <text:p text:style-name="P3"><text:span text:style-name="T8">*</text:span><text:span text:style-name="T6"> &lt;fator&gt; &lt;oper_arit&gt; </text:span><text:span text:style-name="T12">|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3"><text:span text:style-name="T8">/</text:span><text:span text:style-name="T6"> &lt;fator&gt; &lt;oper_arit&gt; </text:span><text:span text:style-name="T12">|</text:span><text:span text:style-name="T8"> ε</text:span></text:p>
          </table:table-cell>
        </table:table-row>
        <table:table-row table:style-name="Table1.1">
          <table:table-cell table:style-name="Table1.A37" office:value-type="string">
            <text:p text:style-name="P10"/>
          </table:table-cell>
          <table:table-cell table:style-name="Table1.A37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declarar_func&gt; </text:span><text:span text:style-name="T11">⇨</text:span></text:p>
          </table:table-cell>
          <table:table-cell table:style-name="Table1.B1" office:value-type="string">
            <text:p text:style-name="P3"><text:span text:style-name="T8">function</text:span><text:span text:style-name="T6"> &lt;ident&gt; </text:span><text:span text:style-name="T8">(</text:span><text:span text:style-name="T6">&lt;lista_param&gt;</text:span><text:span text:style-name="T8">)</text:span></text:p>
            <text:p text:style-name="P3"><text:span text:style-name="T8">{</text:span><text:span text:style-name="T6">&lt;escopo&gt; &lt;retorno_func&gt;</text:span><text:span text:style-name="T8">}</text:span></text:p>
          </table:table-cell>
        </table:table-row>
        <table:table-row table:style-name="Table1.1">
          <table:table-cell table:style-name="Table1.A37" office:value-type="string">
            <text:p text:style-name="P10"/>
          </table:table-cell>
          <table:table-cell table:style-name="Table1.A37" office:value-type="string">
            <text:p text:style-name="P10"/>
          </table:table-cell>
        </table:table-row>
        <table:table-row table:style-name="Table1.1">
          <table:table-cell table:style-name="Table1.A40" office:value-type="string">
            <text:p text:style-name="P10"/>
          </table:table-cell>
          <table:table-cell table:style-name="Table1.A40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lista_param&gt; </text:span><text:span text:style-name="T11">⇨</text:span></text:p>
          </table:table-cell>
          <table:table-cell table:style-name="Table1.B1" office:value-type="string">
            <text:p text:style-name="P3"><text:span text:style-name="T6">&lt;tipo_var&gt; &lt;ident&gt; &lt;lista_param_sec&gt; </text:span><text:span text:style-name="T12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<text:tab/></text:p>
          </table:table-cell>
        </table:table-row>
        <table:table-row table:style-name="Table1.1">
          <table:table-cell table:style-name="Table1.A1" office:value-type="string">
            <text:p text:style-name="P3"><text:span text:style-name="T6">&lt;lista_param_sec&gt; </text:span><text:span text:style-name="T11">⇨</text:span></text:p>
          </table:table-cell>
          <table:table-cell table:style-name="Table1.B1" office:value-type="string">
            <text:p text:style-name="P3"><text:span text:style-name="T8">,</text:span><text:span text:style-name="T6"> &lt;tipo_var&gt; &lt;ident&gt; &lt;lista_param_sec&gt; </text:span><text:span text:style-name="T12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retorno_func&gt; </text:span><text:span text:style-name="T11">⇨</text:span></text:p>
          </table:table-cell>
          <table:table-cell table:style-name="Table1.B1" office:value-type="string">
            <text:p text:style-name="P3"><text:span text:style-name="T6">return &lt;retorno_func_sec&gt; </text:span><text:span text:style-name="T12">|</text:span><text:span text:style-name="T8"> ε</text:span></text:p>
          </table:table-cell>
        </table:table-row>
        <table:table-row table:style-name="Table1.1">
          <table:table-cell table:style-name="Table1.A37" office:value-type="string">
            <text:p text:style-name="P10"/>
          </table:table-cell>
          <table:table-cell table:style-name="Table1.A37" office:value-type="string">
            <text:p text:style-name="P10"/>
          </table:table-cell>
        </table:table-row>
        <text:soft-page-break/>
        <table:table-row table:style-name="Table1.1">
          <table:table-cell table:style-name="Table1.A40" office:value-type="string">
            <text:p text:style-name="P10"/>
          </table:table-cell>
          <table:table-cell table:style-name="Table1.A40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retorno_func_sec&gt; </text:span><text:span text:style-name="T11">⇨</text:span></text:p>
          </table:table-cell>
          <table:table-cell table:style-name="Table1.B1" office:value-type="string">
            <text:p text:style-name="P3"><text:span text:style-name="T6">&lt;ident&gt; </text:span><text:span text:style-name="T12">|</text:span><text:span text:style-name="T6"> &lt;numero&gt; </text:span><text:span text:style-name="T12">|</text:span><text:span text:style-name="T6"> &lt;valor_logico&gt; </text:span><text:span text:style-name="T12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chamar_func&gt; </text:span><text:span text:style-name="T11">⇨</text:span></text:p>
          </table:table-cell>
          <table:table-cell table:style-name="Table1.B1" office:value-type="string">
            <text:p text:style-name="P3"><text:span text:style-name="T7"><text:s/></text:span><text:span text:style-name="T9">call</text:span><text:span text:style-name="T7"> </text:span><text:span text:style-name="T6">&lt;ident&gt; </text:span><text:span text:style-name="T8">(</text:span><text:span text:style-name="T6">&lt;lista_arg&gt;</text:span><text:span text:style-name="T8">)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lista_arg&gt; </text:span><text:span text:style-name="T11">⇨</text:span></text:p>
          </table:table-cell>
          <table:table-cell table:style-name="Table1.B1" office:value-type="string">
            <text:p text:style-name="P4"><text:span text:style-name="T6">&lt;ident&gt; &lt;lista_arg_sec&gt; </text:span><text:span text:style-name="T12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"><text:span text:style-name="T6">&lt;lista_arg_sec&gt; </text:span><text:span text:style-name="T11">⇨</text:span></text:p>
          </table:table-cell>
          <table:table-cell table:style-name="Table1.B1" office:value-type="string">
            <text:p text:style-name="P4"><text:span text:style-name="T8">,</text:span><text:span text:style-name="T6"> &lt;ident&gt; &lt;lista_arg_sec&gt; </text:span><text:span text:style-name="T12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"><text:span text:style-name="T6">&lt;bloco_if&gt; </text:span><text:span text:style-name="T11">⇨</text:span></text:p>
          </table:table-cell>
          <table:table-cell table:style-name="Table1.B1" office:value-type="string">
            <text:p text:style-name="P4"><text:span text:style-name="T8">if(</text:span><text:span text:style-name="T6">&lt;condicao&gt;</text:span><text:span text:style-name="T8">){</text:span><text:span text:style-name="T6">&lt;escopo&gt; &lt;comando_loop</text:span><text:span text:style-name="T8">}</text:span><text:span text:style-name="T6"> &lt;bloco_else&gt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"><text:span text:style-name="T6">&lt;bloco_else&gt; </text:span><text:span text:style-name="T11">⇨</text:span></text:p>
          </table:table-cell>
          <table:table-cell table:style-name="Table1.B1" office:value-type="string">
            <text:p text:style-name="P4"><text:span text:style-name="T8">else{</text:span><text:span text:style-name="T6">&lt;escopo&gt; &lt;comando_loop&gt;</text:span><text:span text:style-name="T8">} </text:span><text:span text:style-name="T12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"><text:span text:style-name="T6">&lt;bloco_while&gt; </text:span><text:span text:style-name="T11">⇨</text:span></text:p>
          </table:table-cell>
          <table:table-cell table:style-name="Table1.B1" office:value-type="string">
            <text:p text:style-name="P4"><text:span text:style-name="T8">while(</text:span><text:span text:style-name="T6">&lt;condicao&gt;</text:span><text:span text:style-name="T8">){</text:span><text:span text:style-name="T6">&lt;escopo&gt; &lt;comando_loop&gt;</text:span><text:span text:style-name="T8">}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"><text:span text:style-name="T6">&lt;comando_loop&gt; </text:span><text:span text:style-name="T11">⇨</text:span></text:p>
          </table:table-cell>
          <table:table-cell table:style-name="Table1.B1" office:value-type="string">
            <text:p text:style-name="P4"><text:span text:style-name="T8">break;</text:span><text:span text:style-name="T6"> </text:span><text:span text:style-name="T12">|</text:span><text:span text:style-name="T6"> </text:span><text:span text:style-name="T8">continue; </text:span><text:span text:style-name="T12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<text:tab/></text:p>
          </table:table-cell>
        </table:table-row>
        <table:table-row table:style-name="Table1.1">
          <table:table-cell table:style-name="Table1.A3" office:value-type="string">
            <text:p text:style-name="P3"><text:span text:style-name="T6">&lt;condicao&gt; </text:span><text:span text:style-name="T11">⇨</text:span></text:p>
          </table:table-cell>
          <table:table-cell table:style-name="Table1.B3" office:value-type="string">
            <text:p text:style-name="P4"><text:span text:style-name="T6">&lt;ident&gt; &lt;cond_sec&gt;</text:span><text:span text:style-name="T12">|</text:span>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4"><text:span text:style-name="T6">&lt;numero&gt; &lt;cond_sec&gt;</text:span><text:span text:style-name="T12">|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10">&lt;valor_logico&gt; &lt;cond_sec&gt;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<text:span text:style-name="T6">&lt;cond_sec&gt; </text:span><text:span text:style-name="T11">⇨</text:span></text:p>
          </table:table-cell>
          <table:table-cell table:style-name="Table1.B3" office:value-type="string">
            <text:p text:style-name="P3"><text:span text:style-name="T10">&lt;oper_cond&gt; </text:span><text:span text:style-name="T6">&lt;cond_qua&gt;</text:span></text:p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<text:span text:style-name="T6">&lt;cond_qua&gt; </text:span><text:span text:style-name="T11">⇨</text:span></text:p>
          </table:table-cell>
          <table:table-cell table:style-name="Table1.B3" office:value-type="string">
            <text:p text:style-name="P3"><text:span text:style-name="T10">&lt;ident&gt; &lt;cond_ter&gt; </text:span><text:span text:style-name="T13">|</text:span></text:p>
          </table:table-cell>
        </table:table-row>
        <table:table-row table:style-name="Table1.1">
          <table:table-cell table:style-name="Table1.A4" office:value-type="string">
            <text:p text:style-name="P13"/>
          </table:table-cell>
          <table:table-cell table:style-name="Table1.B4" office:value-type="string">
            <text:p text:style-name="P3"><text:span text:style-name="T6">&lt;numero&gt; </text:span><text:span text:style-name="T10">&lt;cond_ter&gt; </text:span><text:span text:style-name="T13">|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10">&lt;valor_logico&gt; &lt;cond_ter&gt;</text:p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oper_cond&gt; </text:span><text:span text:style-name="T11">⇨</text:span></text:p>
          </table:table-cell>
          <table:table-cell table:style-name="Table1.B1" office:value-type="string">
            <text:p text:style-name="P3"><text:span text:style-name="T8">&lt;</text:span><text:span text:style-name="T6"> </text:span><text:span text:style-name="T12">|</text:span><text:span text:style-name="T6"> </text:span><text:span text:style-name="T8">&gt;</text:span><text:span text:style-name="T6"> </text:span><text:span text:style-name="T12">|</text:span><text:span text:style-name="T6"> </text:span><text:span text:style-name="T8">&lt;=</text:span><text:span text:style-name="T6"> </text:span><text:span text:style-name="T12">|</text:span><text:span text:style-name="T6"> </text:span><text:span text:style-name="T8">&gt;=</text:span><text:span text:style-name="T6"> </text:span><text:span text:style-name="T12">|</text:span><text:span text:style-name="T6"> </text:span><text:span text:style-name="T8">==</text:span><text:span text:style-name="T6"> </text:span><text:span text:style-name="T12">|</text:span><text:span text:style-name="T6"> </text:span><text:span text:style-name="T8">!=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3"><text:span text:style-name="T6">&lt;cond_ter&gt; </text:span><text:span text:style-name="T11">⇨</text:span></text:p>
          </table:table-cell>
          <table:table-cell table:style-name="Table1.B1" office:value-type="string">
            <text:p text:style-name="P5"><text:span text:style-name="T8">&amp;&amp;</text:span><text:span text:style-name="T6"> &lt;condicao&gt; </text:span><text:span text:style-name="T12">|</text:span><text:span text:style-name="T6"> </text:span><text:span text:style-name="T8">|| </text:span><text:span text:style-name="T6">&lt;condicao&gt;</text:span><text:span text:style-name="T8"> </text:span><text:span text:style-name="T12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3"><text:span text:style-name="T6">&lt;printar&gt; </text:span><text:span text:style-name="T11">⇨</text:span></text:p>
          </table:table-cell>
          <table:table-cell table:style-name="Table1.B1" office:value-type="string">
            <text:p text:style-name="P12">print(&lt;printar_sec&gt;);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3"><text:span text:style-name="T6">&lt;printar_sec&gt; </text:span><text:span text:style-name="T11">⇨</text:span></text:p>
          </table:table-cell>
          <table:table-cell table:style-name="Table1.B1" office:value-type="string">
            <text:p text:style-name="P5"><text:span text:style-name="T6">&lt;ident&gt;</text:span><text:span text:style-name="T12"> |</text:span><text:span text:style-name="T6"> &lt;numero&gt; </text:span><text:span text:style-name="T12">|</text:span><text:span text:style-name="T6"> &lt;valor_logico&gt;</text:span><text:span text:style-name="T8"> </text:span><text:span text:style-name="T12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3"><text:span text:style-name="T6">&lt;loop_laco&gt; </text:span><text:span text:style-name="T11">⇨</text:span></text:p>
          </table:table-cell>
          <table:table-cell table:style-name="Table1.B1" office:value-type="string">
            <text:p text:style-name="P5"><text:span text:style-name="T6">&lt;bloco_if&gt; </text:span><text:span text:style-name="T12">|</text:span><text:span text:style-name="T6"> &lt;bloco_while&gt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3"><text:span text:style-name="T6">&lt;numero&gt; </text:span><text:span text:style-name="T11">⇨</text:span></text:p>
          </table:table-cell>
          <table:table-cell table:style-name="Table1.B1" office:value-type="string">
            <text:p text:style-name="P12">&lt;digito&gt; &lt;numero_sec&gt;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3"><text:span text:style-name="T6">&lt;numero_sec&gt; </text:span><text:span text:style-name="T11">⇨</text:span></text:p>
          </table:table-cell>
          <table:table-cell table:style-name="Table1.B1" office:value-type="string">
            <text:p text:style-name="P5"><text:span text:style-name="T6">&lt;numero&gt;</text:span><text:span text:style-name="T8"> </text:span><text:span text:style-name="T12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3"><text:span text:style-name="T6">&lt;digito&gt; </text:span><text:span text:style-name="T11">⇨</text:span></text:p>
          </table:table-cell>
          <table:table-cell table:style-name="Table1.B1" office:value-type="string">
            <text:p text:style-name="P5"><text:span text:style-name="T6">0</text:span><text:span text:style-name="T12">|</text:span><text:span text:style-name="T6">...</text:span><text:span text:style-name="T12">|</text:span><text:span text:style-name="T6">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6">&lt;letra&gt; </text:span><text:span text:style-name="T11">⇨</text:span></text:p>
          </table:table-cell>
          <table:table-cell table:style-name="Table1.B1" office:value-type="string">
            <text:p text:style-name="P3"><text:span text:style-name="T6">a</text:span><text:span text:style-name="T12">|</text:span><text:span text:style-name="T6">...</text:span><text:span text:style-name="T12">|</text:span><text:span text:style-name="T6">z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6">&lt;letra_ma&gt; </text:span><text:span text:style-name="T11">⇨</text:span></text:p>
          </table:table-cell>
          <table:table-cell table:style-name="Table1.B1" office:value-type="string">
            <text:p text:style-name="P3"><text:span text:style-name="T6">A</text:span><text:span text:style-name="T12">|</text:span><text:span text:style-name="T6">...</text:span><text:span text:style-name="T12">|</text:span><text:span text:style-name="T6">Z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6">&lt;valor_logico&gt; </text:span><text:span text:style-name="T11">⇨</text:span></text:p>
          </table:table-cell>
          <table:table-cell table:style-name="Table1.B1" office:value-type="string">
            <text:p text:style-name="P3"><text:span text:style-name="T6">true </text:span><text:span text:style-name="T12">|</text:span><text:span text:style-name="T6"> false</text:span>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10"/>
          </table:table-cell>
        </table:table-row>
      </table:table>
      <text:p text:style-name="P2"/>
      <text:p text:style-name="P2"><text:soft-page-break/></text:p>
      <text:p text:style-name="P16">Particularidades:</text:p>
      <text:list xml:id="list8659766986022394755" text:style-name="WWNum1">
        <text:list-item>
          <text:p text:style-name="P24">Atribuição só pode ser feita depois da declaração da variável.</text:p>
        </text:list-item>
        <text:list-item>
          <text:p text:style-name="P24">Chamada de função só pode ser feita em uma atribuição (NÃO PODE SER FEITO DENTRO DE UMA CONDIÇÃO DE LOOP/LAÇO).</text:p>
        </text:list-item>
        <text:list-item>
          <text:p text:style-name="P24">Em loop/laço a condição booleana só pode ser feita por comparação (ex: if/while(y==false, ou x==10). NÃO PODE SER FEITO if/while(true, ou x)), e pode haver comparações concatenadas. As operações booleanas são &amp;&amp; e ||.</text:p>
        </text:list-item>
        <text:list-item>
          <text:p text:style-name="P24">Break/continue podem ser declarados em laço, porém só terão efeito no loop.</text:p>
        </text:list-item>
        <text:list-item>
          <text:p text:style-name="P23"><text:span text:style-name="T6">Função não precisa declarar retorno, porém, pode ser usado a keyword </text:span><text:span text:style-name="T8">return</text:span><text:span text:style-name="T6"> para retornar um </text:span><text:span text:style-name="T8">int</text:span><text:span text:style-name="T6">/</text:span><text:span text:style-name="T8">boolea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</meta:initial-creator>
    <meta:editing-cycles>10</meta:editing-cycles>
    <meta:print-date>2015-04-30T12:54:00</meta:print-date>
    <meta:creation-date>2015-04-30T13:00:00</meta:creation-date>
    <dc:date>2017-05-30T17:03:13.113959196</dc:date>
    <meta:editing-duration>PT21M35S</meta:editing-duration>
    <meta:generator>LibreOffice/5.1.6.2$Linux_X86_64 LibreOffice_project/10m0$Build-2</meta:generator>
    <meta:document-statistic meta:table-count="1" meta:image-count="0" meta:object-count="0" meta:page-count="5" meta:paragraph-count="108" meta:word-count="380" meta:character-count="2602" meta:non-whitespace-character-count="23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